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f688" officeooo:paragraph-rsid="0008f688"/>
    </style:style>
    <style:style style:name="P2" style:family="paragraph" style:parent-style-name="Standard" style:list-style-name="L1">
      <style:text-properties officeooo:rsid="0008f688" officeooo:paragraph-rsid="0008f688"/>
    </style:style>
    <style:style style:name="P3" style:family="paragraph" style:parent-style-name="Standard" style:list-style-name="L2">
      <style:text-properties officeooo:rsid="0008f688" officeooo:paragraph-rsid="0008f688"/>
    </style:style>
    <style:style style:name="P4" style:family="paragraph" style:parent-style-name="Standard" style:list-style-name="L3">
      <style:text-properties officeooo:rsid="0008f688" officeooo:paragraph-rsid="0008f688"/>
    </style:style>
    <style:style style:name="P5" style:family="paragraph" style:parent-style-name="Standard" style:list-style-name="L4">
      <style:text-properties officeooo:rsid="0008f688" officeooo:paragraph-rsid="0008f688"/>
    </style:style>
    <style:style style:name="P6" style:family="paragraph" style:parent-style-name="Standard">
      <style:text-properties fo:color="#800080" loext:opacity="100%" fo:font-weight="bold" officeooo:rsid="0008f688" officeooo:paragraph-rsid="0008f688" style:font-weight-asian="bold" style:font-weight-complex="bold"/>
    </style:style>
    <style:style style:name="P7" style:family="paragraph" style:parent-style-name="Standard">
      <style:text-properties fo:color="#800080" loext:opacity="100%" fo:font-weight="bold" officeooo:rsid="0008f688" officeooo:paragraph-rsid="0010b6ad" style:font-weight-asian="bold" style:font-weight-complex="bold"/>
    </style:style>
    <style:style style:name="P8" style:family="paragraph" style:parent-style-name="Standard">
      <style:text-properties fo:color="#800080" loext:opacity="100%" fo:font-weight="bold" officeooo:rsid="000bbae7" officeooo:paragraph-rsid="000bbae7" style:font-weight-asian="bold" style:font-weight-complex="bold"/>
    </style:style>
    <style:style style:name="P9" style:family="paragraph" style:parent-style-name="Standard">
      <style:text-properties fo:color="#800080" loext:opacity="100%" fo:font-weight="bold" officeooo:rsid="000db14e" officeooo:paragraph-rsid="000db14e" style:font-weight-asian="bold" style:font-weight-complex="bold"/>
    </style:style>
    <style:style style:name="P10" style:family="paragraph" style:parent-style-name="Standard" style:list-style-name="L2">
      <style:text-properties fo:color="#800080" loext:opacity="100%" fo:font-weight="bold" officeooo:rsid="000db14e" officeooo:paragraph-rsid="000db14e" style:font-weight-asian="bold" style:font-weight-complex="bold"/>
    </style:style>
    <style:style style:name="P11" style:family="paragraph" style:parent-style-name="Standard" style:list-style-name="L2">
      <style:text-properties fo:color="#800080" loext:opacity="100%" fo:font-weight="bold" officeooo:rsid="000e3dfe" officeooo:paragraph-rsid="000e3dfe" style:font-weight-asian="bold" style:font-weight-complex="bold"/>
    </style:style>
    <style:style style:name="P12" style:family="paragraph" style:parent-style-name="Standard" style:list-style-name="L2">
      <style:text-properties fo:color="#800080" loext:opacity="100%" fo:font-weight="bold" officeooo:rsid="000e3dfe" officeooo:paragraph-rsid="000fb7ee" style:font-weight-asian="bold" style:font-weight-complex="bold"/>
    </style:style>
    <style:style style:name="P13" style:family="paragraph" style:parent-style-name="Standard">
      <style:text-properties fo:color="#800080" loext:opacity="100%" fo:font-weight="bold" officeooo:rsid="000e3dfe" officeooo:paragraph-rsid="000e3dfe" style:font-weight-asian="bold" style:font-weight-complex="bold"/>
    </style:style>
    <style:style style:name="P14" style:family="paragraph" style:parent-style-name="Standard">
      <style:text-properties fo:color="#800080" loext:opacity="100%" fo:font-weight="bold" officeooo:rsid="000fb7ee" officeooo:paragraph-rsid="000fb7ee" style:font-weight-asian="bold" style:font-weight-complex="bold"/>
    </style:style>
    <style:style style:name="P15" style:family="paragraph" style:parent-style-name="Standard">
      <style:text-properties fo:color="#800080" loext:opacity="100%" fo:font-weight="bold" officeooo:rsid="0010b6ad" officeooo:paragraph-rsid="0010b6ad" style:font-weight-asian="bold" style:font-weight-complex="bold"/>
    </style:style>
    <style:style style:name="P16" style:family="paragraph" style:parent-style-name="Standard">
      <style:text-properties officeooo:rsid="000db14e" officeooo:paragraph-rsid="000db14e"/>
    </style:style>
    <style:style style:name="T1" style:family="text">
      <style:text-properties officeooo:rsid="000db14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fb7ee"/>
    </style:style>
    <style:style style:name="T4" style:family="text">
      <style:text-properties officeooo:rsid="000fb7ee"/>
    </style:style>
    <style:style style:name="T5" style:family="text">
      <style:text-properties officeooo:rsid="0010b6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 KingoLudo<text:tab/></text:p>
      <text:p text:style-name="P1"/>
      <text:p text:style-name="P1">Objectif : mettre en ligne une application web qui permettent à chaque joueur de stocker sa collection de jeux de sociétés, ainsi que d’obtenir des informations sur les jeux existants, à venir, ceux auxquels il a joué et créer une communauté de joueur</text:p>
      <text:p text:style-name="P1"/>
      <text:p text:style-name="P1"/>
      <text:p text:style-name="P1">Pour l’administrateur : </text:p>
      <text:list xml:id="list3554019031" text:style-name="L1">
        <text:list-item>
          <text:p text:style-name="P2">Pouvoir créer / modifier / supprimer des jeux de sociétés avec les infos suivantes : </text:p>
          <text:list>
            <text:list-item>
              <text:p text:style-name="P2">Nom du jeux</text:p>
            </text:list-item>
            <text:list-item>
              <text:p text:style-name="P2">Editeur</text:p>
            </text:list-item>
            <text:list-item>
              <text:p text:style-name="P2">Année de sortie</text:p>
            </text:list-item>
            <text:list-item>
              <text:p text:style-name="P2">Photos (plusieurs)</text:p>
            </text:list-item>
            <text:list-item>
              <text:p text:style-name="P2">Descriptif</text:p>
            </text:list-item>
            <text:list-item>
              <text:p text:style-name="P2">Catégorie (Familiale / Gestion / Figurine / Expert / Apéro)</text:p>
            </text:list-item>
            <text:list-item>
              <text:p text:style-name="P2">Durée</text:p>
            </text:list-item>
            <text:list-item>
              <text:p text:style-name="P2">Nombre de joueur</text:p>
            </text:list-item>
            <text:list-item>
              <text:p text:style-name="P2">Commentaires</text:p>
            </text:list-item>
          </text:list>
        </text:list-item>
      </text:list>
      <text:p text:style-name="P8">Modèle Jeu et migration pour créé la table et les colonnes</text:p>
      <text:p text:style-name="P8">Modèle Catégorie et migration (relation OneToMany avec Jeu)</text:p>
      <text:p text:style-name="P8">Modele Commentaire et migration (relation ManyToMany avec Jeu, relation avec ManyToMany avec User)</text:p>
      <text:p text:style-name="P8">Modèle photos et migration (relation ManyToMany avec Jeu)</text:p>
      <text:p text:style-name="P8">Controlleur(s) JeuController, Catégorie<text:span text:style-name="T1">Controller </text:span></text:p>
      <text:p text:style-name="P8">Formulaire d’ajout / edition <text:s/></text:p>
      <text:p text:style-name="P9">Vues liste, vue détail </text:p>
      <text:p text:style-name="P8">Routes <text:span text:style-name="T1">Jeu / Catégorie</text:span></text:p>
      <text:p text:style-name="P9">Evenement sur la création d’un jeu pour notifier les utilisateurs, Log sur les actions </text:p>
      <text:list xml:id="list182729356477267" text:continue-numbering="true" text:style-name="L1">
        <text:list-item>
          <text:p text:style-name="P2">Pouvoir créer / modifier / supprimer des utilisateurs avec les informations suivantes</text:p>
          <text:list>
            <text:list-item>
              <text:p text:style-name="P2">Identifant (pseudo)</text:p>
            </text:list-item>
            <text:list-item>
              <text:p text:style-name="P2">Nom</text:p>
            </text:list-item>
            <text:list-item>
              <text:p text:style-name="P2">Prénom</text:p>
            </text:list-item>
            <text:list-item>
              <text:p text:style-name="P2">Role (membre / administrateur)</text:p>
            </text:list-item>
            <text:list-item>
              <text:p text:style-name="P2">Présentation</text:p>
            </text:list-item>
            <text:list-item>
              <text:p text:style-name="P2">Avatar (photo)</text:p>
            </text:list-item>
            <text:list-item>
              <text:p text:style-name="P2">Email</text:p>
            </text:list-item>
            <text:list-item>
              <text:p text:style-name="P2">Mot de passe</text:p>
            </text:list-item>
            <text:list-item>
              <text:p text:style-name="P2">[BONUS] Coordonnées de localisation</text:p>
            </text:list-item>
          </text:list>
        </text:list-item>
      </text:list>
      <text:p text:style-name="P9">Modèle et migrations User </text:p>
      <text:p text:style-name="P9">Modele et migration Role (relation <text:s/>OneToMany si 1 seul rôle par user, ou ManyToMany si plusieurs rôles par user avec User)</text:p>
      <text:p text:style-name="P9">Formulaire ajout /edition</text:p>
      <text:p text:style-name="P9">Vue liste, détail, login</text:p>
      <text:p text:style-name="P9">Routes User, Role</text:p>
      <text:p text:style-name="P9">Authentification</text:p>
      <text:p text:style-name="P9">Gestion des droits avec les policies</text:p>
      <text:p text:style-name="P9">Création d’un service Geolocalisation pour obtenir les coordonnées de localisation + ajout champ adresse</text:p>
      <text:p text:style-name="P16"/>
      <text:p text:style-name="P1">Pour le membre du site </text:p>
      <text:list xml:id="list3932521784" text:style-name="L2">
        <text:list-item>
          <text:p text:style-name="P3">- Pouvoir choisir dans la liste de jeux proposés par le site, les jeux qu’il possède et les ajouter à sa collection </text:p>
          <text:p text:style-name="P10"><text:soft-page-break/>Modèle Collection avec migration (ManyToMany Jeu / User)</text:p>
          <text:p text:style-name="P11">Si on veut créer manuellement une collection : Controlleur, Formulaire</text:p>
        </text:list-item>
        <text:list-item>
          <text:p text:style-name="P11">Si on veut que la collection soit créé automatiquement lors de l’ajout d’un utilisateur : Event qui se déclenche sur la création du user, Listener qui réagit à notre event pour créer la collection</text:p>
        </text:list-item>
        <text:list-item>
          <text:p text:style-name="P11">Bouton d’ajout à la collection → appeler une route, qui appelle une fonction de mon controlleur pour ajouter le jeu à la collection du user <text:span text:style-name="T2">connecté (penser à l’afficher que si l’utilisateur connecté)</text:span></text:p>
        </text:list-item>
        <text:list-item>
          <text:p text:style-name="P3">Visualiser sa collection</text:p>
          <text:p text:style-name="P11">Vue + route + fonction controller + utilisateur connecté </text:p>
        </text:list-item>
        <text:list-item>
          <text:p text:style-name="P3">Mettre un jeu dans un statut « prété à » avec soit la sélection d’un autre membre, soit un champs libre (pour saisir un ami ou une personne de la famille)</text:p>
        </text:list-item>
      </text:list>
      <text:p text:style-name="P13">Bouton avec une liste d’utilisateur (formulaire) </text:p>
      <text:p text:style-name="P13">appeler une route, qui appelle une fonction de mon controlleur pour ajouter un état prété sur le jeu de ma collection + à qui il est prêté (si nécessaire ajouter les champs avec une migration dans la table qui correspond au modèle collection) </text:p>
      <text:list xml:id="list182729589706223" text:continue-numbering="true" text:style-name="L2">
        <text:list-item>
          <text:p text:style-name="P3">Dans la listes des jeux proposés par le site pouvoir signaler ceux par lesquels le membre est intéressé, et retrouver sa liste de souhait dans une page, qu’il sera possible de partager sur les réseaux sociaux.</text:p>
        </text:list-item>
      </text:list>
      <text:p text:style-name="P13">Modèle WishList + migration </text:p>
      <text:list xml:id="list182728678479347" text:continue-numbering="true" text:style-name="L2">
        <text:list-item>
          <text:p text:style-name="P12">Bouton d’ajout à la <text:span text:style-name="T4">wishlit</text:span> → appeler une route, qui appelle une fonction de mon controlleur pour ajouter le jeu à la <text:span text:style-name="T4">wishlist</text:span> du user <text:span text:style-name="T2">connecté (penser à l’afficher que si l’utilisateur connecté) </text:span><text:span text:style-name="T3">(gérer la création de la wishlist)</text:span></text:p>
        </text:list-item>
      </text:list>
      <text:p text:style-name="P14"><text:span text:style-name="T3">S</text:span><text:span text:style-name="T2">ervice Partage pour mettre à disposition les fonctions de partage de ma wishlist</text:span></text:p>
      <text:list xml:id="list182728128659184" text:continue-numbering="true" text:style-name="L2">
        <text:list-item>
          <text:p text:style-name="P3">Mettre à jour son profil utilisateur</text:p>
        </text:list-item>
      </text:list>
      <text:p text:style-name="P14">Gestion des autorisations : je ne peux modifier que MON profil (si je ne suis pas admin)</text:p>
      <text:list xml:id="list182727643575116" text:continue-numbering="true" text:style-name="L2">
        <text:list-item>
          <text:p text:style-name="P3">Mettre des commentaires sur les fiches de jeux</text:p>
        </text:list-item>
      </text:list>
      <text:p text:style-name="P14">Formulaire d’ajout de commentaires</text:p>
      <text:p text:style-name="P14">Fonction d’enregistrement et la route pour l’ajout du commentaire</text:p>
      <text:list xml:id="list182728655252953" text:continue-numbering="true" text:style-name="L2">
        <text:list-item>
          <text:p text:style-name="P3">[BONUS] Ajouter des photos et constitués des albums</text:p>
        </text:list-item>
      </text:list>
      <text:p text:style-name="P14">Formulaire d’ajout de photos</text:p>
      <text:p text:style-name="P14">Fonction d’enregistrement et une route</text:p>
      <text:p text:style-name="P14">Modèles Album + migration (Relation ManyToMany avec photos (avec un jeu et / ou avec un user)</text:p>
      <text:list xml:id="list182728789437541" text:continue-numbering="true" text:style-name="L2">
        <text:list-item>
          <text:p text:style-name="P3">[BONUS] Pouvoir géolocaliser les autres membres sur une carte et les contacter</text:p>
        </text:list-item>
      </text:list>
      <text:p text:style-name="P14">Vue qui affiche les membres sur la cartes</text:p>
      <text:p text:style-name="P14">Route / Controlleur utilise Service Geolocalisation</text:p>
      <text:p text:style-name="P14">Vue affiche un formulaire de contact </text:p>
      <text:p text:style-name="P14">Controller et une route </text:p>
      <text:p text:style-name="P14">Soumission du formulaire → déclenchement d’un évènement <text:span text:style-name="T5">dans ma fonction controller (Evnement + listener) </text:span></text:p>
      <text:p text:style-name="P15">Créer un objet Mailable (template d’email) et de l’utiliser dans mon listener</text:p>
      <text:list xml:id="list182729336400669" text:continue-numbering="true" text:style-name="L2">
        <text:list-item>
          <text:p text:style-name="P3">[BONUS] Pouvoir soumettre de nouveaux jeux pour le site</text:p>
        </text:list-item>
        <text:list-item>
          <text:p text:style-name="P3">[BONUS] Pour chaque jeu, pouvoir enregistré les parties effectuées (date, nombre de joueur, commentaire)</text:p>
        </text:list-item>
        <text:list-item>
          <text:p text:style-name="P3">[BONUS] Si on peut enregistré les parties effectués, obtenir des statistiques sur ses parties</text:p>
        </text:list-item>
      </text:list>
      <text:p text:style-name="P1"/>
      <text:p text:style-name="P1"/>
      <text:p text:style-name="P1">Pour le visiteur du site</text:p>
      <text:list xml:id="list1386250252" text:style-name="L3">
        <text:list-item>
          <text:p text:style-name="P4">Accéder à la liste des jeux du site</text:p>
        </text:list-item>
      </text:list>
      <text:p text:style-name="P6">→FAIT<text:span text:style-name="T5"> (vérifier accès)</text:span></text:p>
      <text:list xml:id="list182729136806838" text:continue-numbering="true" text:style-name="L3">
        <text:list-item>
          <text:p text:style-name="P4">Accéder à la liste des membres du site</text:p>
        </text:list-item>
      </text:list>
      <text:p text:style-name="P7"><text:soft-page-break/>→FAIT<text:span text:style-name="T5"> (vérifier accès)</text:span></text:p>
      <text:list xml:id="list182728659369422" text:continue-numbering="true" text:style-name="L3">
        <text:list-item>
          <text:p text:style-name="P4">Accéder pour chaque membre à une fiche présentant le membre et sa collection de jeux</text:p>
        </text:list-item>
      </text:list>
      <text:p text:style-name="P15">Ajouter dans template fiche utilisateur sa collection (si pas fait avant)</text:p>
      <text:list xml:id="list182728130473445" text:continue-numbering="true" text:style-name="L3">
        <text:list-item>
          <text:p text:style-name="P4">[BONUS] Accéder à une carte localisant les joueurs </text:p>
        </text:list-item>
      </text:list>
      <text:p text:style-name="P7">→FAIT<text:span text:style-name="T5"> (vérifier accès)</text:span></text:p>
      <text:p text:style-name="P1"/>
      <text:p text:style-name="P1">[BONUS] Pour les associations :</text:p>
      <text:list xml:id="list1280855225" text:style-name="L4">
        <text:list-item>
          <text:p text:style-name="P5">Pouvoir s’enregistrer sur le site en tant qu’association (avec une validation d’un administrateur) avec les infos suivantes </text:p>
          <text:list>
            <text:list-item>
              <text:p text:style-name="P5">Nom</text:p>
            </text:list-item>
            <text:list-item>
              <text:p text:style-name="P5">Localisation (adresse complète)</text:p>
            </text:list-item>
            <text:list-item>
              <text:p text:style-name="P5">Présentation</text:p>
            </text:list-item>
            <text:list-item>
              <text:p text:style-name="P5">Horaire et jour d’ouverture</text:p>
            </text:list-item>
            <text:list-item>
              <text:p text:style-name="P5">Logo</text:p>
            </text:list-item>
          </text:list>
        </text:list-item>
        <text:list-item>
          <text:p text:style-name="P5">Apparaitre sur la carte avec les membres, avec une autre couleur pour les associations</text:p>
        </text:list-item>
        <text:list-item>
          <text:p text:style-name="P5">Apparaitre dans un annuaire des associations sur le site </text:p>
        </text:list-item>
        <text:list-item>
          <text:p text:style-name="P5">Pouvoir proposer des évènements qui apparaitrait dans un agenda public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06T15:02:33.249000000</meta:creation-date>
    <dc:date>2021-12-14T18:27:27.542853836</dc:date>
    <meta:editing-duration>PT17M2S</meta:editing-duration>
    <meta:editing-cycles>2</meta:editing-cycles>
    <meta:generator>LibreOffice/7.0.6.2$Linux_X86_64 LibreOffice_project/00$Build-2</meta:generator>
    <meta:document-statistic meta:table-count="0" meta:image-count="0" meta:object-count="0" meta:page-count="3" meta:paragraph-count="93" meta:word-count="898" meta:character-count="5368" meta:non-whitespace-character-count="4589"/>
  </office:meta>
</office:document-meta>
</file>